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3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5.6cm" svg:height="1.6cm" svg:x="6.7cm" svg:y="3.1cm">
          <text:p text:style-name="P1">Load characterset</text:p>
          <text:p text:style-name="P1">Into RAM</text:p>
        </draw:rect>
        <draw:rect draw:style-name="gr1" draw:text-style-name="P1" xml:id="id2" draw:id="id2" draw:layer="layout" svg:width="5.6cm" svg:height="1.6cm" svg:x="6.7cm" svg:y="5.5cm">
          <text:p text:style-name="P1">Load messages</text:p>
          <text:p text:style-name="P1">Into RAM</text:p>
        </draw:rect>
        <draw:connector draw:style-name="gr2" draw:text-style-name="P1" draw:layer="layout" svg:x1="9.5cm" svg:y1="4.7cm" svg:x2="9.5cm" svg:y2="5.5cm" draw:start-shape="id1" draw:start-glue-point="2" draw:end-shape="id2" draw:end-glue-point="0" svg:d="m9500 4700v800">
          <text:p/>
        </draw:connector>
        <draw:connector draw:style-name="gr2" draw:text-style-name="P1" draw:layer="layout" svg:x1="9.496cm" svg:y1="1.514cm" svg:x2="9.5cm" svg:y2="3.1cm" draw:end-shape="id1" draw:end-glue-point="0" svg:d="m9496 1514v543h4v1043">
          <text:p/>
        </draw:connector>
        <draw:frame draw:style-name="gr3" draw:layer="layout" svg:width="1.844cm" svg:height="0.963cm" svg:x="8.5cm" svg:y="0.737cm">
          <draw:text-box>
            <text:p>Start</text:p>
          </draw:text-box>
        </draw:frame>
        <draw:custom-shape draw:style-name="gr4" draw:text-style-name="P1" xml:id="id17" draw:id="id17" draw:layer="layout" svg:width="3.1cm" svg:height="1.2cm" svg:x="0.2cm" svg:y="11.7cm">
          <text:p text:style-name="P1">Waitin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xml:id="id3" draw:id="id3" draw:layer="layout" svg:width="5.6cm" svg:height="2.3cm" svg:x="6.7cm" svg:y="8cm">
          <text:p text:style-name="P1">Set colas left, </text:p>
          <text:p text:style-name="P1">Price,</text:p>
          <text:p text:style-name="P1">Total</text:p>
        </draw:rect>
        <draw:connector draw:style-name="gr2" draw:text-style-name="P1" draw:layer="layout" svg:x1="9.5cm" svg:y1="7.1cm" svg:x2="9.5cm" svg:y2="8cm" draw:start-shape="id2" draw:start-glue-point="2" draw:end-shape="id3" draw:end-glue-point="0" svg:d="m9500 7100v900">
          <text:p/>
        </draw:connector>
        <draw:custom-shape draw:style-name="gr4" draw:text-style-name="P1" xml:id="id14" draw:id="id14" draw:layer="layout" svg:width="3.1cm" svg:height="1.2cm" svg:x="6.2cm" svg:y="11.6cm">
          <text:p text:style-name="P1">Ale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" draw:id="id16" draw:layer="layout" svg:width="3.1cm" svg:height="1.2cm" svg:x="12.5cm" svg:y="11.6cm">
          <text:p text:style-name="P1">Dispens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" draw:id="id12" draw:layer="layout" svg:width="3.1cm" svg:height="1.2cm" svg:x="17.7cm" svg:y="11.6cm">
          <text:p text:style-name="P1">Empt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cm" svg:height="2cm" svg:x="-0.1cm" svg:y="17.2cm">
          <text:p text:style-name="P1">Kr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0.693cm" svg:height="0.569cm" svg:x="2.307cm" svg:y="18cm">
          <draw:text-box>
            <text:p><text:span text:style-name="T1">Y</text:span></text:p>
          </draw:text-box>
        </draw:frame>
        <draw:frame draw:style-name="gr3" draw:text-style-name="P2" draw:layer="layout" svg:width="0.705cm" svg:height="0.569cm" svg:x="1.395cm" svg:y="18.6cm">
          <draw:text-box>
            <text:p><text:span text:style-name="T1">N</text:span></text:p>
          </draw:text-box>
        </draw:frame>
        <draw:rect draw:style-name="gr1" draw:text-style-name="P1" xml:id="id4" draw:id="id4" draw:layer="layout" svg:width="2.1cm" svg:height="1.2cm" svg:x="3.5cm" svg:y="17.6cm">
          <text:p text:style-name="P1">Add 2</text:p>
        </draw:rect>
        <draw:custom-shape draw:style-name="gr4" draw:text-style-name="P1" xml:id="id5" draw:id="id5" draw:layer="layout" svg:width="3.6cm" svg:height="2cm" svg:x="-0.1cm" svg:y="19.2cm">
          <text:p text:style-name="P1">Kr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0.693cm" svg:height="0.569cm" svg:x="2.307cm" svg:y="20cm">
          <draw:text-box>
            <text:p><text:span text:style-name="T1">Y</text:span></text:p>
          </draw:text-box>
        </draw:frame>
        <draw:frame draw:style-name="gr3" draw:text-style-name="P2" draw:layer="layout" svg:width="0.705cm" svg:height="0.569cm" svg:x="1.395cm" svg:y="20.6cm">
          <draw:text-box>
            <text:p><text:span text:style-name="T1">N</text:span></text:p>
          </draw:text-box>
        </draw:frame>
        <draw:rect draw:style-name="gr1" draw:text-style-name="P1" xml:id="id6" draw:id="id6" draw:layer="layout" svg:width="2.1cm" svg:height="1.2cm" svg:x="3.5cm" svg:y="19.6cm">
          <text:p text:style-name="P1">Add 5</text:p>
        </draw:rect>
        <draw:connector draw:style-name="gr2" draw:text-style-name="P1" draw:layer="layout" draw:line-skew="-0.101cm -2.001cm 2.101cm" svg:x1="4.55cm" svg:y1="18.8cm" svg:x2="1.7cm" svg:y2="19.2cm" draw:start-shape="id4" draw:start-glue-point="2" draw:end-shape="id5" draw:end-glue-point="4" svg:d="m4550 18800v400h-450v0h-2400v0">
          <text:p/>
        </draw:connector>
        <draw:custom-shape draw:style-name="gr4" draw:text-style-name="P1" xml:id="id7" draw:id="id7" draw:layer="layout" svg:width="3.6cm" svg:height="2cm" svg:x="-0.1cm" svg:y="21.2cm">
          <text:p text:style-name="P1">Bu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0.693cm" svg:height="0.569cm" svg:x="2.307cm" svg:y="22cm">
          <draw:text-box>
            <text:p><text:span text:style-name="T1">Y</text:span></text:p>
          </draw:text-box>
        </draw:frame>
        <draw:frame draw:style-name="gr3" draw:text-style-name="P2" xml:id="id8" draw:id="id8" draw:layer="layout" svg:width="0.705cm" svg:height="0.569cm" svg:x="1.395cm" svg:y="22.6cm">
          <draw:text-box>
            <text:p><text:span text:style-name="T1">N</text:span></text:p>
          </draw:text-box>
        </draw:frame>
        <draw:connector draw:style-name="gr2" draw:text-style-name="P1" draw:layer="layout" draw:line-skew="-0.101cm -1.601cm 2.101cm" svg:x1="4.55cm" svg:y1="20.8cm" svg:x2="1.7cm" svg:y2="21.2cm" draw:start-shape="id6" draw:start-glue-point="2" draw:end-shape="id7" draw:end-glue-point="4" svg:d="m4550 20800v400h-50v0h-2800v0">
          <text:p/>
        </draw:connector>
        <draw:rect draw:style-name="gr1" draw:text-style-name="P1" xml:id="id9" draw:id="id9" draw:layer="layout" svg:width="3.1cm" svg:height="1.8cm" svg:x="0.2cm" svg:y="24.5cm">
          <text:p text:style-name="P1">Set display</text:p>
          <text:p text:style-name="P1">content</text:p>
        </draw:rect>
        <draw:connector draw:style-name="gr2" draw:text-style-name="P1" draw:layer="layout" svg:x1="1.747cm" svg:y1="23.169cm" svg:x2="1.75cm" svg:y2="24.5cm" draw:start-shape="id8" draw:start-glue-point="2" draw:end-shape="id9" draw:end-glue-point="0" svg:d="m1747 23169v665h3v666">
          <text:p/>
        </draw:connector>
        <draw:rect draw:style-name="gr1" draw:text-style-name="P1" xml:id="id10" draw:id="id10" draw:layer="layout" svg:width="3.4cm" svg:height="1.6cm" svg:x="0cm" svg:y="12.9cm">
          <text:p text:style-name="P1">Set return</text:p>
          <text:p text:style-name="P1">point</text:p>
        </draw:rect>
        <draw:connector draw:style-name="gr2" draw:text-style-name="P1" draw:layer="layout" svg:x1="1.7cm" svg:y1="14.5cm" svg:x2="1.7cm" svg:y2="15.2cm" draw:start-shape="id10" draw:start-glue-point="2" draw:end-shape="id11" draw:end-glue-point="4" svg:d="m1700 14500v700">
          <text:p/>
        </draw:connector>
        <draw:custom-shape draw:style-name="gr4" draw:text-style-name="P1" xml:id="id11" draw:id="id11" draw:layer="layout" svg:width="3.6cm" svg:height="2cm" svg:x="-0.1cm" svg:y="15.2cm">
          <text:p text:style-name="P1">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0.693cm" svg:height="0.569cm" svg:x="2.307cm" svg:y="15.9cm">
          <draw:text-box>
            <text:p><text:span text:style-name="T1">Y</text:span></text:p>
          </draw:text-box>
        </draw:frame>
        <draw:frame draw:style-name="gr3" draw:text-style-name="P2" draw:layer="layout" svg:width="0.705cm" svg:height="0.569cm" svg:x="1.395cm" svg:y="16.5cm">
          <draw:text-box>
            <text:p><text:span text:style-name="T1">N</text:span></text:p>
          </draw:text-box>
        </draw:frame>
        <draw:connector draw:style-name="gr2" draw:text-style-name="P1" draw:layer="layout" draw:type="curve" draw:line-skew="-7.514cm -0.732cm" svg:x1="3.5cm" svg:y1="16.2cm" svg:x2="19.25cm" svg:y2="11.6cm" draw:start-shape="id11" draw:start-glue-point="7" draw:end-shape="id12" draw:end-glue-point="0" svg:d="m3500 16200c-621 0-517-2917 3575-4529s12175-1920 12175-71">
          <text:p/>
        </draw:connector>
        <draw:custom-shape draw:style-name="gr4" draw:text-style-name="P1" xml:id="id15" draw:id="id15" draw:layer="layout" svg:width="4.6cm" svg:height="2cm" svg:x="3.4cm" svg:y="21.2cm">
          <text:p text:style-name="P1">Enoug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0.793cm" svg:height="0.569cm" svg:x="7.007cm" svg:y="21.931cm">
          <draw:text-box>
            <text:p><text:span text:style-name="T1">Y</text:span></text:p>
          </draw:text-box>
        </draw:frame>
        <draw:frame draw:style-name="gr3" draw:text-style-name="P2" xml:id="id13" draw:id="id13" draw:layer="layout" svg:width="0.705cm" svg:height="0.569cm" svg:x="5.3cm" svg:y="22.6cm">
          <draw:text-box>
            <text:p><text:span text:style-name="T1">N</text:span></text:p>
          </draw:text-box>
        </draw:frame>
        <draw:connector draw:style-name="gr2" draw:text-style-name="P1" draw:layer="layout" draw:type="curve" draw:line-skew="1.106cm 0.9cm -1.374cm" svg:x1="5.652cm" svg:y1="23.169cm" svg:x2="7.75cm" svg:y2="11.6cm" draw:start-shape="id13" draw:start-glue-point="2" draw:end-shape="id14" draw:end-glue-point="0" svg:d="m5652 23169c0 2409 48 1606 48-5919s2050-8462 2050-5650">
          <text:p/>
        </draw:connector>
        <draw:connector draw:style-name="gr2" draw:text-style-name="P1" draw:layer="layout" draw:type="curve" draw:line-skew="-0.294cm -1.311cm" svg:x1="8cm" svg:y1="22.2cm" svg:x2="14.05cm" svg:y2="11.6cm" draw:start-shape="id15" draw:start-glue-point="7" draw:end-shape="id16" draw:end-glue-point="0" svg:d="m8000 22200c2935 0 2446-6206 3224-9536s2826-3782 2826-1064">
          <text:p/>
        </draw:connector>
        <draw:connector draw:style-name="gr2" draw:text-style-name="P1" draw:layer="layout" draw:type="curve" svg:x1="9.5cm" svg:y1="10.3cm" svg:x2="1.75cm" svg:y2="11.7cm" draw:start-shape="id3" draw:start-glue-point="2" draw:end-shape="id17" draw:end-glue-point="0" svg:d="m9500 10300c0 1050-7750 350-7750 1400">
          <text:p/>
        </draw:connector>
        <draw:rect draw:style-name="gr1" draw:text-style-name="P1" draw:layer="layout" svg:width="3.4cm" svg:height="1.6cm" svg:x="6cm" svg:y="12.8cm">
          <text:p text:style-name="P1">Set return</text:p>
          <text:p text:style-name="P1">point</text:p>
        </draw:rect>
        <draw:rect draw:style-name="gr1" draw:text-style-name="P1" draw:layer="layout" svg:width="3.4cm" svg:height="1.6cm" svg:x="12.3cm" svg:y="12.8cm">
          <text:p text:style-name="P1">Set return</text:p>
          <text:p text:style-name="P1">point</text:p>
        </draw:rect>
        <draw:rect draw:style-name="gr1" draw:text-style-name="P1" xml:id="id18" draw:id="id18" draw:layer="layout" svg:width="3.4cm" svg:height="1.6cm" svg:x="17.6cm" svg:y="12.8cm">
          <text:p text:style-name="P1">Set return</text:p>
          <text:p text:style-name="P1">point</text:p>
        </draw:rect>
        <draw:rect draw:style-name="gr1" draw:text-style-name="P1" xml:id="id19" draw:id="id19" draw:layer="layout" svg:width="3cm" svg:height="1.8cm" svg:x="17.8cm" svg:y="15.5cm">
          <text:p text:style-name="P1">Set display</text:p>
          <text:p text:style-name="P1">content</text:p>
        </draw:rect>
        <draw:connector draw:style-name="gr2" draw:text-style-name="P1" draw:layer="layout" draw:type="curve" svg:x1="19.3cm" svg:y1="14.4cm" svg:x2="19.3cm" svg:y2="15.5cm" draw:start-shape="id18" draw:start-glue-point="2" draw:end-shape="id19" draw:end-glue-point="0" svg:d="m19300 14400v1100">
          <text:p/>
        </draw:connector>
        <draw:custom-shape draw:style-name="gr4" draw:text-style-name="P1" xml:id="id24" draw:id="id24" draw:layer="layout" svg:width="3.6cm" svg:height="2cm" svg:x="6cm" svg:y="14.4cm">
          <text:p text:style-name="P1">Bu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xml:id="id20" draw:id="id20" draw:layer="layout" svg:width="0.693cm" svg:height="0.569cm" svg:x="7.5cm" svg:y="15.731cm">
          <draw:text-box>
            <text:p><text:span text:style-name="T1">Y</text:span></text:p>
          </draw:text-box>
        </draw:frame>
        <draw:frame draw:style-name="gr3" draw:text-style-name="P2" draw:layer="layout" svg:width="0.705cm" svg:height="0.569cm" svg:x="6.3cm" svg:y="15.131cm">
          <draw:text-box>
            <text:p><text:span text:style-name="T1">N</text:span></text:p>
          </draw:text-box>
        </draw:frame>
        <draw:custom-shape draw:style-name="gr4" draw:text-style-name="P1" xml:id="id25" draw:id="id25" draw:layer="layout" svg:width="3.6cm" svg:height="2cm" svg:x="12.3cm" svg:y="14.4cm">
          <text:p text:style-name="P1">Bu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xml:id="id22" draw:id="id22" draw:layer="layout" svg:width="0.693cm" svg:height="0.569cm" svg:x="13.8cm" svg:y="15.731cm">
          <draw:text-box>
            <text:p><text:span text:style-name="T1">Y</text:span></text:p>
          </draw:text-box>
        </draw:frame>
        <draw:frame draw:style-name="gr3" draw:text-style-name="P2" draw:layer="layout" svg:width="0.705cm" svg:height="0.569cm" svg:x="12.6cm" svg:y="15.131cm">
          <draw:text-box>
            <text:p><text:span text:style-name="T1">N</text:span></text:p>
          </draw:text-box>
        </draw:frame>
        <draw:rect draw:style-name="gr1" draw:text-style-name="P1" xml:id="id23" draw:id="id23" draw:layer="layout" svg:width="3cm" svg:height="1.8cm" svg:x="12.7cm" svg:y="17.4cm">
          <text:p text:style-name="P1">Set display</text:p>
          <text:p text:style-name="P1">content</text:p>
        </draw:rect>
        <draw:rect draw:style-name="gr1" draw:text-style-name="P1" xml:id="id21" draw:id="id21" draw:layer="layout" svg:width="3cm" svg:height="1.8cm" svg:x="6.447cm" svg:y="17.671cm">
          <text:p text:style-name="P1">Set display</text:p>
          <text:p text:style-name="P1">content</text:p>
        </draw:rect>
        <draw:connector draw:style-name="gr2" draw:text-style-name="P1" draw:layer="layout" draw:type="curve" svg:x1="7.846cm" svg:y1="16.3cm" svg:x2="7.947cm" svg:y2="17.671cm" draw:start-shape="id20" draw:start-glue-point="2" draw:end-shape="id21" draw:end-glue-point="0" svg:d="m7846 16300c0 1027 101 342 101 1371">
          <text:p/>
        </draw:connector>
        <draw:connector draw:style-name="gr2" draw:text-style-name="P1" draw:layer="layout" draw:type="curve" svg:x1="14.146cm" svg:y1="16.3cm" svg:x2="14.2cm" svg:y2="17.4cm" draw:start-shape="id22" draw:start-glue-point="2" draw:end-shape="id23" draw:end-glue-point="0" svg:d="m14146 16300c0 825 54 275 54 1100">
          <text:p/>
        </draw:connector>
        <draw:connector draw:style-name="gr2" draw:text-style-name="P1" draw:layer="layout" draw:type="curve" svg:x1="6cm" svg:y1="15.4cm" svg:x2="1.75cm" svg:y2="11.7cm" draw:start-shape="id24" draw:start-glue-point="5" draw:end-shape="id17" draw:end-glue-point="0" svg:d="m6000 15400c-2025 0-1687-2101-2243-3214s-2007-1237-2007-486">
          <text:p/>
        </draw:connector>
        <draw:connector draw:style-name="gr2" draw:text-style-name="P1" draw:layer="layout" draw:type="curve" draw:line-skew="-1.212cm -0.111cm" svg:x1="12.3cm" svg:y1="15.4cm" svg:x2="1.75cm" svg:y2="11.7cm" draw:start-shape="id25" draw:start-glue-point="5" draw:end-shape="id17" draw:end-glue-point="0" svg:d="m12300 15400c-8568 0-7140-2156-7635-3311s-2915-1307-2915-389">
          <text:p/>
        </draw:connector>
        <draw:rect draw:style-name="gr1" draw:text-style-name="P1" xml:id="id26" draw:id="id26" draw:layer="layout" svg:width="6.9cm" svg:height="2.2cm" svg:x="12.3cm" svg:y="20.5cm">
          <text:p text:style-name="P1">Debounce</text:p>
        </draw:rect>
        <draw:rect draw:style-name="gr1" draw:text-style-name="P1" xml:id="id27" draw:id="id27" draw:layer="layout" svg:width="6.9cm" svg:height="1cm" svg:x="12.3cm" svg:y="23.5cm">
          <text:p text:style-name="P1">count</text:p>
        </draw:rect>
        <draw:custom-shape draw:style-name="gr4" draw:text-style-name="P1" draw:layer="layout" svg:width="3.1cm" svg:height="2cm" svg:x="14.2cm" svg:y="24.5cm">
          <text:p text:style-name="P1">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0.793cm" svg:height="0.569cm" svg:x="15.4cm" svg:y="25.831cm">
          <draw:text-box>
            <text:p><text:span text:style-name="T1">Y</text:span></text:p>
          </draw:text-box>
        </draw:frame>
        <draw:frame draw:style-name="gr3" draw:text-style-name="P2" draw:layer="layout" svg:width="0.705cm" svg:height="0.569cm" svg:x="14.5cm" svg:y="25.231cm">
          <draw:text-box>
            <text:p><text:span text:style-name="T1">N</text:span></text:p>
          </draw:text-box>
        </draw:frame>
        <draw:connector draw:style-name="gr2" draw:text-style-name="P1" draw:layer="layout" draw:type="curve" svg:x1="15.75cm" svg:y1="22.7cm" svg:x2="15.75cm" svg:y2="23.5cm" draw:start-shape="id26" draw:start-glue-point="2" draw:end-shape="id27" draw:end-glue-point="0" svg:d="m15750 22700v800">
          <text:p/>
        </draw:connector>
        <draw:rect draw:style-name="gr1" draw:text-style-name="P1" draw:layer="layout" svg:width="6.8cm" svg:height="1.7cm" svg:x="12.4cm" svg:y="26.5cm">
          <text:p text:style-name="P1">Show next digit</text:p>
        </draw:rect>
        <draw:line draw:style-name="gr2" draw:text-style-name="P1" draw:layer="layout" svg:x1="12.3cm" svg:y1="24cm" svg:x2="11.2cm" svg:y2="24cm">
          <text:p/>
        </draw:line>
        <draw:line draw:style-name="gr2" draw:text-style-name="P1" draw:layer="layout" svg:x1="12.4cm" svg:y1="27.4cm" svg:x2="11.3cm" svg:y2="27.4cm">
          <text:p/>
        </draw:line>
        <draw:frame draw:style-name="gr3" draw:layer="layout" svg:width="2.403cm" svg:height="0.963cm" svg:x="8.997cm" svg:y="23.4cm">
          <draw:text-box>
            <text:p>Return</text:p>
          </draw:text-box>
        </draw:frame>
        <draw:frame draw:style-name="gr3" draw:layer="layout" svg:width="2.403cm" svg:height="0.963cm" svg:x="9.1cm" svg:y="26.837cm">
          <draw:text-box>
            <text:p>Return</text:p>
          </draw:text-box>
        </draw:frame>
        <draw:connector draw:style-name="gr2" draw:text-style-name="P1" draw:layer="layout" draw:type="curve" draw:line-skew="0cm 1.098cm" svg:x1="1.75cm" svg:y1="26.3cm" svg:x2="15.75cm" svg:y2="20.5cm" draw:start-shape="id9" draw:start-glue-point="2" draw:end-shape="id26" draw:end-glue-point="0" svg:d="m1750 26300c0 751 7150 501 7150-2900s6850-3651 6850-2900">
          <text:p/>
        </draw:connector>
        <draw:connector draw:style-name="gr2" draw:text-style-name="P1" draw:layer="layout" draw:type="curve" svg:x1="7.947cm" svg:y1="19.471cm" svg:x2="15.75cm" svg:y2="20.5cm" draw:start-shape="id21" draw:start-glue-point="2" draw:end-shape="id26" draw:end-glue-point="0" svg:d="m7947 19471c0 772 7803 258 7803 1029">
          <text:p/>
        </draw:connector>
        <draw:connector draw:style-name="gr2" draw:text-style-name="P1" draw:layer="layout" draw:type="curve" svg:x1="14.2cm" svg:y1="19.2cm" svg:x2="15.75cm" svg:y2="20.5cm" draw:start-shape="id23" draw:start-glue-point="2" draw:end-shape="id26" draw:end-glue-point="0" svg:d="m14200 19200c0 975 1550 325 1550 1300">
          <text:p/>
        </draw:connector>
        <draw:connector draw:style-name="gr2" draw:text-style-name="P1" draw:layer="layout" draw:type="curve" svg:x1="19.3cm" svg:y1="17.3cm" svg:x2="15.75cm" svg:y2="20.5cm" draw:start-shape="id19" draw:start-glue-point="2" draw:end-shape="id26" draw:end-glue-point="0" svg:d="m19300 17300c0 2400-3550 800-3550 3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07:03:26.06</meta:creation-date>
    <dc:date>2013-05-22T07:27:33.33</dc:date>
    <meta:editing-duration>PT8M57S</meta:editing-duration>
    <meta:editing-cycles>1</meta:editing-cycles>
    <meta:document-statistic meta:object-count="70"/>
    <meta:generator>OpenOffice.org/3.4.1$Win32 OpenOffice.org_project/341m1$Build-9593</meta:generator>
  </office:meta>
</office:document-meta>
</file>